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Arial Black" svg:font-family="'Arial Black'" style:font-adornments="Regular" style:font-pitch="variable"/>
    <style:font-face style:name="Arial Unicode MS" svg:font-family="'Arial Unicode MS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Arial Unicode MS2" svg:font-family="'Arial Unicode MS'" style:font-family-generic="system" style:font-pitch="variable"/>
    <style:font-face style:name="Baekmuk Gulim" svg:font-family="'Baekmuk Gulim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draw:textarea-vertical-align="top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2.629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style:font-name="Arial Black" fo:font-weight="900"/>
    </style:style>
    <style:style style:name="P2" style:family="paragraph">
      <style:paragraph-properties fo:margin-top="0cm" fo:margin-bottom="0cm"/>
    </style:style>
    <style:style style:name="P3" style:family="paragraph">
      <loext:graphic-properties draw:fill-color="#ffffff"/>
      <style:paragraph-properties fo:margin-top="0cm" fo:margin-bottom="0cm"/>
      <style:text-properties style:font-name="Arial Black" fo:font-size="32pt" fo:font-weight="900" style:font-size-asian="32pt" style:font-weight-asian="bold" style:font-size-complex="32pt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text-align="center"/>
    </style:style>
    <style:style style:name="P6" style:family="paragraph">
      <style:paragraph-properties fo:text-align="center"/>
      <style:text-properties fo:font-size="4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  <style:text-properties fo:font-size="40pt" fo:font-weight="bold" style:font-weight-asian="bold" style:font-weight-complex="bold"/>
    </style:style>
    <style:style style:name="P9" style:family="paragraph">
      <style:paragraph-properties fo:text-align="center"/>
      <style:text-properties fo:font-size="40pt" style:font-size-asian="32pt" style:font-size-complex="32pt"/>
    </style:style>
    <style:style style:name="T1" style:family="text">
      <style:text-properties style:font-name="Arial Black" fo:font-style="normal" fo:font-weight="900"/>
    </style:style>
    <style:style style:name="T2" style:family="text">
      <style:text-properties style:font-name="Arial Black" fo:font-size="32pt" fo:font-style="normal" fo:font-weight="900" style:font-size-asian="32pt" style:font-weight-asian="bold" style:font-size-complex="32pt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rial Black" fo:font-size="44pt" fo:language="es" fo:country="AR" fo:font-style="normal" fo:text-shadow="none" style:text-underline-style="none" fo:font-weight="900" style:letter-kerning="true" fo:background-color="transparent" style:font-name-asian="Baekmuk Gulim" style:font-size-asian="44pt" style:font-style-asian="normal" style:font-weight-asian="normal" style:font-name-complex="Arial Unicode MS2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Arial Black" fo:font-size="40pt" fo:language="es" fo:country="AR" fo:font-style="normal" fo:font-weight="900"/>
    </style:style>
    <style:style style:name="T5" style:family="text">
      <style:text-properties style:font-name="Arial Black" fo:font-size="40pt" fo:font-style="normal" fo:font-weight="900"/>
    </style:style>
    <style:style style:name="T6" style:family="text">
      <style:text-properties style:font-name="Arial Black" fo:font-size="40pt" fo:font-style="normal" fo:font-weight="900" style:font-weight-asian="bold" style:font-weight-complex="bold"/>
    </style:style>
    <style:style style:name="T7" style:family="text">
      <style:text-properties style:font-name="Arial Black" fo:font-size="40pt" fo:language="es" fo:country="AR" fo:font-style="normal" fo:font-weight="900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Dios está aquí</text:span></text:p>
          </draw:text-box>
        </draw:frame>
        <draw:frame presentation:style-name="pr2" draw:text-style-name="P3" draw:layer="layout" svg:width="25.199cm" svg:height="9.134cm" svg:x="0.8cm" svg:y="2.8cm" presentation:class="subtitle" presentation:user-transformed="true">
          <draw:text-box>
            <text:p text:style-name="P2"><text:span text:style-name="T2">Dios está aquí</text:span></text:p>
            <text:p text:style-name="P2"><text:span text:style-name="T2">Tan cierto como el aire que respiro</text:span></text:p>
            <text:p text:style-name="P2"><text:span text:style-name="T2">Tan cierto como la mañana se levanta</text:span></text:p>
            <text:p text:style-name="P2"><text:span text:style-name="T2">Tan cierto como le hablo y me puede oi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 text:style-name="P2"><text:span text:style-name="T3">Queremos a Cristo proclamar</text:span></text:p>
          </draw:text-box>
        </draw:frame>
        <draw:frame presentation:style-name="pr5" draw:text-style-name="P6" draw:layer="layout" svg:width="25.199cm" svg:height="9.134cm" svg:x="1.401cm" svg:y="3.685cm" presentation:class="outline" presentation:user-transformed="true">
          <draw:text-box>
            <text:p text:style-name="P5"><text:span text:style-name="T4">Queremos a Cristo proclamar</text:span></text:p>
            <text:p text:style-name="P5"><text:span text:style-name="T4">como un estandarte levantar</text:span></text:p>
            <text:p text:style-name="P5"><text:span text:style-name="T4">Que toda la gente pueda ver</text:span></text:p>
            <text:p text:style-name="P5"><text:span text:style-name="T4">Que es el camino al Ciel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5" draw:text-style-name="P6" draw:layer="layout" svg:width="25.199cm" svg:height="9.134cm" svg:x="1.4cm" svg:y="3.685cm" presentation:class="outline">
          <draw:text-box>
            <text:p text:style-name="P5"><text:span text:style-name="T4">Queremos ver,</text:span></text:p>
            <text:p text:style-name="P5"><text:span text:style-name="T4">Queremos ver</text:span></text:p>
            <text:p text:style-name="P5"><text:span text:style-name="T4">a Jesucristo como Re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p text:style-name="P5"><text:span text:style-name="T5">Paso a paso hacia el frente</text:span></text:p>
            <text:p text:style-name="P5"><text:span text:style-name="T5">poco a poco a ganar</text:span></text:p>
            <text:p text:style-name="P5"><text:span text:style-name="T5">la oración y fortaleza</text:span></text:p>
            <text:p text:style-name="P5"><text:span text:style-name="T5">todas caen y caen y cae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<text:span text:style-name="T3">Tu nombre levantaré</text:span>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p text:style-name="P5"><text:span text:style-name="T4">Tu nombre levantaré</text:span></text:p>
            <text:p text:style-name="P5"><text:span text:style-name="T4">Me deleito en adorarte</text:span></text:p>
            <text:p text:style-name="P5"><text:span text:style-name="T4">Te agradezco que en mi vida estés</text:span></text:p>
            <text:p text:style-name="P5"><text:span text:style-name="T4">que vinieras a salvarm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5" draw:text-style-name="P6" draw:layer="layout" svg:width="25.199cm" svg:height="9.134cm" svg:x="1.4cm" svg:y="3.685cm" presentation:class="outline">
          <draw:text-box>
            <text:p text:style-name="P5"><text:span text:style-name="T4">Dejaste el trono</text:span></text:p>
            <text:p text:style-name="P5"><text:span text:style-name="T4">para mostrarnos la luz</text:span></text:p>
            <text:p text:style-name="P5"><text:span text:style-name="T4">de tu trono a la cruz, y mi deuda pagar</text:span></text:p>
            <text:p text:style-name="P5"><text:span text:style-name="T4">de la cruz a morir, </text:span></text:p>
            <text:p text:style-name="P5"><text:span text:style-name="T4">de la muerte a tu trono</text:span></text:p>
            <text:p text:style-name="P5"><text:span text:style-name="T4">tu nombre yo levantaré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<text:span text:style-name="T3">Jesús eres mi buen pastor</text:span>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p text:style-name="P5"><text:span text:style-name="T5">Cerca de Ti yo quiero estar</text:span></text:p>
            <text:p text:style-name="P5"><text:span text:style-name="T5">para escuchar tu voz </text:span></text:p>
            <text:p text:style-name="P5"><text:span text:style-name="T5">y aprender de Ti</text:span></text:p>
            <text:p text:style-name="P5"><text:span text:style-name="T5">Quiero ser un reflejo de Tu amor</text:span></text:p>
            <text:p text:style-name="P5"><text:span text:style-name="T5">Quiero vivir solo en Tu volunta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5" draw:text-style-name="P6" draw:layer="layout" svg:width="25.199cm" svg:height="9.134cm" svg:x="1.401cm" svg:y="3.685cm" presentation:class="outline" presentation:user-transformed="true">
          <draw:text-box>
            <text:p text:style-name="P5"><text:span text:style-name="T5">Jesús eres mi buen pastor</text:span></text:p>
            <text:p text:style-name="P5"><text:span text:style-name="T5">Tú conocés mi camino</text:span></text:p>
            <text:p text:style-name="P5"><text:span text:style-name="T5">Jesús puedo confiar en Ti</text:span></text:p>
            <text:p text:style-name="P5"><text:span text:style-name="T5">Oh mi Dios me rindo ho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1">Predica</text:span>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p text:style-name="P5"><text:span text:style-name="T4">Juan 1:29</text:span></text:p>
            <text:p text:style-name="P5"><text:span text:style-name="T4">El siguiente día vio Juan a Jesús que venía a él, y dijo: He aquí el Cordero de Dios, que quita el pecado del mundo.</text:span></text:p>
            <text:p text:style-name="P5"><text:span text:style-name="T4">"Cordero de Dios"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<text:span text:style-name="T3">A Ti</text:span></text:p>
          </draw:text-box>
        </draw:frame>
        <draw:frame presentation:style-name="pr5" draw:text-style-name="P8" draw:layer="layout" svg:width="25.199cm" svg:height="9.134cm" svg:x="1.401cm" svg:y="3.685cm" presentation:class="outline" presentation:user-transformed="true">
          <draw:text-box>
            <text:p text:style-name="P5"><text:span text:style-name="T6">A Ti, el Alfa y la Omega</text:span></text:p>
            <text:p text:style-name="P5"><text:span text:style-name="T6">el principio y el fin</text:span></text:p>
            <text:p text:style-name="P5"><text:span text:style-name="T6">y el gran Yo Soy</text:span></text:p>
            <text:p text:style-name="P5"><text:span text:style-name="T6">me rind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5" draw:text-style-name="P9" draw:layer="layout" svg:width="25.199cm" svg:height="9.134cm" svg:x="1.4cm" svg:y="3.685cm" presentation:class="outline">
          <draw:text-box>
            <text:p text:style-name="P5"><text:span text:style-name="T7">A Ti</text:span></text:p>
            <text:p text:style-name="P5"><text:span text:style-name="T7">el Todopoderoso</text:span></text:p>
            <text:p text:style-name="P5"><text:span text:style-name="T7">el que es y que será</text:span></text:p>
            <text:p text:style-name="P5"><text:span text:style-name="T7">y el gran Yo Soy</text:span></text:p>
            <text:p text:style-name="P5"><text:span text:style-name="T7">me entreg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5" draw:text-style-name="P6" draw:layer="layout" svg:width="25.199cm" svg:height="9.134cm" svg:x="1.4cm" svg:y="3.685cm" presentation:class="outline">
          <draw:text-box>
            <text:p text:style-name="P5"><text:span text:style-name="T4">Yo quiero que gobiernes mi vida</text:span></text:p>
            <text:p text:style-name="P5"><text:span text:style-name="T4">me doy en sacrificio a Ti</text:span></text:p>
            <text:p text:style-name="P5"><text:span text:style-name="T4">yo quiero que ordenes mi caminar</text:span></text:p>
            <text:p text:style-name="P5"><text:span text:style-name="T4">que siempre viva en Tu volunta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Arial Black" svg:font-family="'Arial Black'" style:font-adornments="Regular" style:font-pitch="variable"/>
    <style:font-face style:name="Arial Unicode MS" svg:font-family="'Arial Unicode MS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Arial Unicode MS2" svg:font-family="'Arial Unicode MS'" style:font-family-generic="system" style:font-pitch="variable"/>
    <style:font-face style:name="Baekmuk Gulim" svg:font-family="'Baekmuk Gulim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s" fo:country="AR" style:font-name-asian="Segoe UI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aekmuk Gulim" style:font-family-asian="'Baekmuk Gulim'" style:font-family-generic-asian="system" style:font-pitch-asian="variable" style:font-size-asian="18pt" style:font-style-asian="normal" style:font-weight-asian="normal" style:font-name-complex="Arial Unicode MS2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justify" style:text-autospace="none"/>
      <style:text-properties style:use-window-font-color="true" style:font-name="Liberation Serif" fo:font-family="'Liberation Serif', 'Times New Roman'" style:font-family-generic="roman" style:font-pitch="variable" fo:language="es" fo:country="AR" style:letter-kerning="true" style:font-name-asian="Arial Unicode MS" style:font-family-asian="'Arial Unicode MS'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 style:font-size-complex="12pt"/>
    </style:style>
    <style:style style:name="Default_20_Paragraph_20_Font" style:display-name="Default Paragraph Font" style:family="graphic">
      <style:paragraph-properties style:text-autospace="none"/>
    </style:style>
    <style:style style:name="Index" style:family="graphic">
      <style:paragraph-properties fo:margin-top="0cm" fo:margin-bottom="0.623cm" fo:line-height="115%" fo:text-align="justify" style:text-autospace="none"/>
      <style:text-properties style:font-name-asian="Arial Unicode MS1" style:font-family-asian="'Arial Unicode MS'" style:font-family-generic-asian="swiss"/>
    </style:style>
    <style:style style:name="Caption" style:family="graphic">
      <style:paragraph-properties fo:margin-top="0.374cm" fo:margin-bottom="0.374cm" fo:line-height="115%" fo:text-align="justify" style:text-autospace="none"/>
      <style:text-properties fo:font-style="italic" style:font-name-asian="Arial Unicode MS1" style:font-family-asian="'Arial Unicode M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fo:text-align="justify" style:text-autospace="none"/>
      <style:text-properties style:font-name-asian="Arial Unicode MS1" style:font-family-asian="'Arial Unicode MS'" style:font-family-generic-asian="swiss"/>
    </style:style>
    <style:style style:name="Text_20_Body" style:display-name="Text Body" style:family="graphic">
      <style:paragraph-properties fo:margin-top="0cm" fo:margin-bottom="0.436cm" fo:line-height="115%" fo:text-align="justify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aekmuk Gulim" style:font-family-asian="'Baekmuk Gulim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aekmuk Gulim" style:font-family-asian="'Baekmuk Gulim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aekmuk Gulim" style:font-family-asian="'Baekmuk Gulim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aekmuk Gulim" style:font-family-asian="'Baekmuk Gulim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2T15:37:08.110792403</meta:creation-date>
    <dc:date>2018-12-12T23:32:38.258992859</dc:date>
    <meta:editing-duration>PT3M27S</meta:editing-duration>
    <meta:editing-cycles>3</meta:editing-cycles>
    <meta:generator>LibreOffice/6.0.6.2$MacOSX_X86_64 LibreOffice_project/0c292870b25a325b5ed35f6b45599d2ea4458e77</meta:generator>
    <meta:document-statistic meta:object-count="69"/>
  </office:meta>
</office:document-meta>
</file>